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81.7768644637545" calcext:value-type="float">
            <text:p>81.7768644637545</text:p>
          </table:table-cell>
          <table:table-cell office:value-type="float" office:value="66.0233930475079" calcext:value-type="float">
            <text:p>66.0233930475079</text:p>
          </table:table-cell>
          <table:table-cell office:value-type="float" office:value="101.75925886957" calcext:value-type="float">
            <text:p>101.75925886957</text:p>
          </table:table-cell>
          <table:table-cell office:value-type="float" office:value="81.2943093123613" calcext:value-type="float">
            <text:p>81.2943093123613</text:p>
          </table:table-cell>
          <table:table-cell office:value-type="float" office:value="91.3222916095401" calcext:value-type="float">
            <text:p>91.3222916095401</text:p>
          </table:table-cell>
        </table:table-row>
        <table:table-row table:style-name="ro1">
          <table:table-cell office:value-type="float" office:value="87.2114932107797" calcext:value-type="float">
            <text:p>87.2114932107797</text:p>
          </table:table-cell>
          <table:table-cell office:value-type="float" office:value="75.874152899778" calcext:value-type="float">
            <text:p>75.874152899778</text:p>
          </table:table-cell>
          <table:table-cell office:value-type="float" office:value="77.0127720542951" calcext:value-type="float">
            <text:p>77.0127720542951</text:p>
          </table:table-cell>
          <table:table-cell office:value-type="float" office:value="74.4878783379681" calcext:value-type="float">
            <text:p>74.4878783379681</text:p>
          </table:table-cell>
          <table:table-cell office:value-type="float" office:value="79.3930180405732" calcext:value-type="float">
            <text:p>79.3930180405732</text:p>
          </table:table-cell>
        </table:table-row>
        <table:table-row table:style-name="ro1">
          <table:table-cell office:value-type="float" office:value="81.677593117056" calcext:value-type="float">
            <text:p>81.677593117056</text:p>
          </table:table-cell>
          <table:table-cell office:value-type="float" office:value="92.8178800322348" calcext:value-type="float">
            <text:p>92.8178800322348</text:p>
          </table:table-cell>
          <table:table-cell office:value-type="float" office:value="80.0641722534783" calcext:value-type="float">
            <text:p>80.0641722534783</text:p>
          </table:table-cell>
          <table:table-cell office:value-type="float" office:value="96.7927584142308" calcext:value-type="float">
            <text:p>96.7927584142308</text:p>
          </table:table-cell>
          <table:table-cell office:value-type="float" office:value="75.9935542190215" calcext:value-type="float">
            <text:p>75.9935542190215</text:p>
          </table:table-cell>
        </table:table-row>
        <table:table-row table:style-name="ro1">
          <table:table-cell office:value-type="float" office:value="95.15334873955" calcext:value-type="float">
            <text:p>95.15334873955</text:p>
          </table:table-cell>
          <table:table-cell office:value-type="float" office:value="64.6459633216728" calcext:value-type="float">
            <text:p>64.6459633216728</text:p>
          </table:table-cell>
          <table:table-cell office:value-type="float" office:value="85.3492914402159" calcext:value-type="float">
            <text:p>85.3492914402159</text:p>
          </table:table-cell>
          <table:table-cell office:value-type="float" office:value="93.2177166405018" calcext:value-type="float">
            <text:p>93.2177166405018</text:p>
          </table:table-cell>
          <table:table-cell office:value-type="float" office:value="83.4234210741124" calcext:value-type="float">
            <text:p>83.4234210741124</text:p>
          </table:table-cell>
        </table:table-row>
        <table:table-row table:style-name="ro1">
          <table:table-cell office:value-type="float" office:value="90.5128452913777" calcext:value-type="float">
            <text:p>90.5128452913777</text:p>
          </table:table-cell>
          <table:table-cell office:value-type="float" office:value="71.7061433178606" calcext:value-type="float">
            <text:p>71.7061433178606</text:p>
          </table:table-cell>
          <table:table-cell office:value-type="float" office:value="96.4737076728488" calcext:value-type="float">
            <text:p>96.4737076728488</text:p>
          </table:table-cell>
          <table:table-cell office:value-type="float" office:value="79.7541482470115" calcext:value-type="float">
            <text:p>79.7541482470115</text:p>
          </table:table-cell>
          <table:table-cell office:value-type="float" office:value="104.389979696716" calcext:value-type="float">
            <text:p>104.389979696716</text:p>
          </table:table-cell>
        </table:table-row>
        <table:table-row table:style-name="ro1">
          <table:table-cell office:value-type="float" office:value="85.3048853614018" calcext:value-type="float">
            <text:p>85.3048853614018</text:p>
          </table:table-cell>
          <table:table-cell office:value-type="float" office:value="84.6055521478411" calcext:value-type="float">
            <text:p>84.6055521478411</text:p>
          </table:table-cell>
          <table:table-cell office:value-type="float" office:value="63.2054146635346" calcext:value-type="float">
            <text:p>63.2054146635346</text:p>
          </table:table-cell>
          <table:table-cell office:value-type="float" office:value="92.2141119744629" calcext:value-type="float">
            <text:p>92.2141119744629</text:p>
          </table:table-cell>
          <table:table-cell office:value-type="float" office:value="87.5471837387886" calcext:value-type="float">
            <text:p>87.5471837387886</text:p>
          </table:table-cell>
        </table:table-row>
        <table:table-row table:style-name="ro1">
          <table:table-cell office:value-type="float" office:value="101.22584022698" calcext:value-type="float">
            <text:p>101.22584022698</text:p>
          </table:table-cell>
          <table:table-cell office:value-type="float" office:value="77.6141299511073" calcext:value-type="float">
            <text:p>77.6141299511073</text:p>
          </table:table-cell>
          <table:table-cell office:value-type="float" office:value="113.067006496713" calcext:value-type="float">
            <text:p>113.067006496713</text:p>
          </table:table-cell>
          <table:table-cell office:value-type="float" office:value="65.3045284352265" calcext:value-type="float">
            <text:p>65.3045284352265</text:p>
          </table:table-cell>
          <table:table-cell office:value-type="float" office:value="98.5724650489283" calcext:value-type="float">
            <text:p>98.5724650489283</text:p>
          </table:table-cell>
        </table:table-row>
        <table:table-row table:style-name="ro1">
          <table:table-cell office:value-type="float" office:value="100.230307326419" calcext:value-type="float">
            <text:p>100.230307326419</text:p>
          </table:table-cell>
          <table:table-cell office:value-type="float" office:value="92.8345010479097" calcext:value-type="float">
            <text:p>92.8345010479097</text:p>
          </table:table-cell>
          <table:table-cell office:value-type="float" office:value="80.1813606458018" calcext:value-type="float">
            <text:p>80.1813606458018</text:p>
          </table:table-cell>
          <table:table-cell office:value-type="float" office:value="86.026501195156" calcext:value-type="float">
            <text:p>86.026501195156</text:p>
          </table:table-cell>
          <table:table-cell office:value-type="float" office:value="95.3567760005535" calcext:value-type="float">
            <text:p>95.3567760005535</text:p>
          </table:table-cell>
        </table:table-row>
        <table:table-row table:style-name="ro1">
          <table:table-cell office:value-type="float" office:value="92.6897549661226" calcext:value-type="float">
            <text:p>92.6897549661226</text:p>
          </table:table-cell>
          <table:table-cell office:value-type="float" office:value="89.7209368858603" calcext:value-type="float">
            <text:p>89.7209368858603</text:p>
          </table:table-cell>
          <table:table-cell office:value-type="float" office:value="85.715488113201" calcext:value-type="float">
            <text:p>85.715488113201</text:p>
          </table:table-cell>
          <table:table-cell office:value-type="float" office:value="87.7082819542557" calcext:value-type="float">
            <text:p>87.7082819542557</text:p>
          </table:table-cell>
          <table:table-cell office:value-type="float" office:value="86.4959556564281" calcext:value-type="float">
            <text:p>86.4959556564281</text:p>
          </table:table-cell>
        </table:table-row>
        <table:table-row table:style-name="ro1">
          <table:table-cell office:value-type="float" office:value="75.3280240687309" calcext:value-type="float">
            <text:p>75.3280240687309</text:p>
          </table:table-cell>
          <table:table-cell office:value-type="float" office:value="88.7828158383491" calcext:value-type="float">
            <text:p>88.7828158383491</text:p>
          </table:table-cell>
          <table:table-cell office:value-type="float" office:value="87.2821041056886" calcext:value-type="float">
            <text:p>87.2821041056886</text:p>
          </table:table-cell>
          <table:table-cell office:value-type="float" office:value="85.1755779521773" calcext:value-type="float">
            <text:p>85.1755779521773</text:p>
          </table:table-cell>
          <table:table-cell office:value-type="float" office:value="98.774168236414" calcext:value-type="float">
            <text:p>98.774168236414</text:p>
          </table:table-cell>
        </table:table-row>
        <table:table-row table:style-name="ro1">
          <table:table-cell office:value-type="float" office:value="80.3524820739403" calcext:value-type="float">
            <text:p>80.3524820739403</text:p>
          </table:table-cell>
          <table:table-cell office:value-type="float" office:value="79.3207512842491" calcext:value-type="float">
            <text:p>79.3207512842491</text:p>
          </table:table-cell>
          <table:table-cell office:value-type="float" office:value="81.8693828122923" calcext:value-type="float">
            <text:p>81.8693828122923</text:p>
          </table:table-cell>
          <table:table-cell office:value-type="float" office:value="67.5751729076728" calcext:value-type="float">
            <text:p>67.5751729076728</text:p>
          </table:table-cell>
          <table:table-cell office:value-type="float" office:value="81.7296236162656" calcext:value-type="float">
            <text:p>81.7296236162656</text:p>
          </table:table-cell>
        </table:table-row>
        <table:table-row table:style-name="ro1">
          <table:table-cell office:value-type="float" office:value="68.9513748156605" calcext:value-type="float">
            <text:p>68.9513748156605</text:p>
          </table:table-cell>
          <table:table-cell office:value-type="float" office:value="66.1197994858958" calcext:value-type="float">
            <text:p>66.1197994858958</text:p>
          </table:table-cell>
          <table:table-cell office:value-type="float" office:value="84.2384914548893" calcext:value-type="float">
            <text:p>84.2384914548893</text:p>
          </table:table-cell>
          <table:table-cell office:value-type="float" office:value="80.065036273445" calcext:value-type="float">
            <text:p>80.065036273445</text:p>
          </table:table-cell>
          <table:table-cell office:value-type="float" office:value="84.6122898109024" calcext:value-type="float">
            <text:p>84.6122898109024</text:p>
          </table:table-cell>
        </table:table-row>
        <table:table-row table:style-name="ro1">
          <table:table-cell office:value-type="float" office:value="65.3732862346806" calcext:value-type="float">
            <text:p>65.3732862346806</text:p>
          </table:table-cell>
          <table:table-cell office:value-type="float" office:value="85.0860609361553" calcext:value-type="float">
            <text:p>85.0860609361553</text:p>
          </table:table-cell>
          <table:table-cell office:value-type="float" office:value="90.4009888117434" calcext:value-type="float">
            <text:p>90.4009888117434</text:p>
          </table:table-cell>
          <table:table-cell office:value-type="float" office:value="76.1332906776806" calcext:value-type="float">
            <text:p>76.1332906776806</text:p>
          </table:table-cell>
          <table:table-cell office:value-type="float" office:value="83.7894244794734" calcext:value-type="float">
            <text:p>83.7894244794734</text:p>
          </table:table-cell>
        </table:table-row>
        <table:table-row table:style-name="ro1">
          <table:table-cell office:value-type="float" office:value="104.126855477225" calcext:value-type="float">
            <text:p>104.126855477225</text:p>
          </table:table-cell>
          <table:table-cell office:value-type="float" office:value="100.43353391753" calcext:value-type="float">
            <text:p>100.43353391753</text:p>
          </table:table-cell>
          <table:table-cell office:value-type="float" office:value="86.0018879947893" calcext:value-type="float">
            <text:p>86.0018879947893</text:p>
          </table:table-cell>
          <table:table-cell office:value-type="float" office:value="81.2081460580521" calcext:value-type="float">
            <text:p>81.2081460580521</text:p>
          </table:table-cell>
          <table:table-cell office:value-type="float" office:value="103.915223462391" calcext:value-type="float">
            <text:p>103.915223462391</text:p>
          </table:table-cell>
        </table:table-row>
        <table:table-row table:style-name="ro1">
          <table:table-cell office:value-type="float" office:value="76.9484253041446" calcext:value-type="float">
            <text:p>76.9484253041446</text:p>
          </table:table-cell>
          <table:table-cell office:value-type="float" office:value="94.08762558538" calcext:value-type="float">
            <text:p>94.08762558538</text:p>
          </table:table-cell>
          <table:table-cell office:value-type="float" office:value="91.5737367549446" calcext:value-type="float">
            <text:p>91.5737367549446</text:p>
          </table:table-cell>
          <table:table-cell office:value-type="float" office:value="80.512121131469" calcext:value-type="float">
            <text:p>80.512121131469</text:p>
          </table:table-cell>
          <table:table-cell office:value-type="float" office:value="100.662188287824" calcext:value-type="float">
            <text:p>100.662188287824</text:p>
          </table:table-cell>
        </table:table-row>
        <table:table-row table:style-name="ro1">
          <table:table-cell office:value-type="float" office:value="75.2310946708894" calcext:value-type="float">
            <text:p>75.2310946708894</text:p>
          </table:table-cell>
          <table:table-cell office:value-type="float" office:value="82.3686044540955" calcext:value-type="float">
            <text:p>82.3686044540955</text:p>
          </table:table-cell>
          <table:table-cell office:value-type="float" office:value="84.3558276401018" calcext:value-type="float">
            <text:p>84.3558276401018</text:p>
          </table:table-cell>
          <table:table-cell office:value-type="float" office:value="82.3757439875044" calcext:value-type="float">
            <text:p>82.3757439875044</text:p>
          </table:table-cell>
          <table:table-cell office:value-type="float" office:value="76.4481651457027" calcext:value-type="float">
            <text:p>76.4481651457027</text:p>
          </table:table-cell>
        </table:table-row>
        <table:table-row table:style-name="ro1">
          <table:table-cell office:value-type="float" office:value="77.4950316199102" calcext:value-type="float">
            <text:p>77.4950316199102</text:p>
          </table:table-cell>
          <table:table-cell office:value-type="float" office:value="78.2322793938511" calcext:value-type="float">
            <text:p>78.2322793938511</text:p>
          </table:table-cell>
          <table:table-cell office:value-type="float" office:value="77.8037368590594" calcext:value-type="float">
            <text:p>77.8037368590594</text:p>
          </table:table-cell>
          <table:table-cell office:value-type="float" office:value="94.5965333457571" calcext:value-type="float">
            <text:p>94.5965333457571</text:p>
          </table:table-cell>
          <table:table-cell office:value-type="float" office:value="92.3260895432031" calcext:value-type="float">
            <text:p>92.3260895432031</text:p>
          </table:table-cell>
        </table:table-row>
        <table:table-row table:style-name="ro1">
          <table:table-cell office:value-type="float" office:value="90.7802139963314" calcext:value-type="float">
            <text:p>90.7802139963314</text:p>
          </table:table-cell>
          <table:table-cell office:value-type="float" office:value="85.4748471837956" calcext:value-type="float">
            <text:p>85.4748471837956</text:p>
          </table:table-cell>
          <table:table-cell office:value-type="float" office:value="92.9514848039253" calcext:value-type="float">
            <text:p>92.9514848039253</text:p>
          </table:table-cell>
          <table:table-cell office:value-type="float" office:value="80.1081917970441" calcext:value-type="float">
            <text:p>80.1081917970441</text:p>
          </table:table-cell>
          <table:table-cell office:value-type="float" office:value="108.880200514104" calcext:value-type="float">
            <text:p>108.880200514104</text:p>
          </table:table-cell>
        </table:table-row>
        <table:table-row table:style-name="ro1">
          <table:table-cell office:value-type="float" office:value="77.8136503513088" calcext:value-type="float">
            <text:p>77.8136503513088</text:p>
          </table:table-cell>
          <table:table-cell office:value-type="float" office:value="115.972296372056" calcext:value-type="float">
            <text:p>115.972296372056</text:p>
          </table:table-cell>
          <table:table-cell office:value-type="float" office:value="84.9453052623721" calcext:value-type="float">
            <text:p>84.9453052623721</text:p>
          </table:table-cell>
          <table:table-cell office:value-type="float" office:value="103.697028281167" calcext:value-type="float">
            <text:p>103.697028281167</text:p>
          </table:table-cell>
          <table:table-cell office:value-type="float" office:value="82.1186258688977" calcext:value-type="float">
            <text:p>82.1186258688977</text:p>
          </table:table-cell>
        </table:table-row>
        <table:table-row table:style-name="ro1">
          <table:table-cell office:value-type="float" office:value="75.1692717685364" calcext:value-type="float">
            <text:p>75.1692717685364</text:p>
          </table:table-cell>
          <table:table-cell office:value-type="float" office:value="90.9802687246702" calcext:value-type="float">
            <text:p>90.9802687246702</text:p>
          </table:table-cell>
          <table:table-cell office:value-type="float" office:value="76.9420588412322" calcext:value-type="float">
            <text:p>76.9420588412322</text:p>
          </table:table-cell>
          <table:table-cell office:value-type="float" office:value="100.193836588878" calcext:value-type="float">
            <text:p>100.193836588878</text:p>
          </table:table-cell>
          <table:table-cell office:value-type="float" office:value="94.5938918447064" calcext:value-type="float">
            <text:p>94.59389184470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5">
      <number:minutes number:style="long"/>
      <number:text>:</number:text>
      <number:seconds number:style="long" number:decimal-places="1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</number:time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20:10:13.575725511</meta:creation-date>
    <dc:date>2022-12-04T20:10:36.698374788</dc:date>
    <meta:editing-duration>PT25S</meta:editing-duration>
    <meta:editing-cycles>1</meta:editing-cycles>
    <meta:document-statistic meta:table-count="1" meta:cell-count="105" meta:object-count="0"/>
    <meta:generator>LibreOffice/7.3.7.2$Linux_X86_64 LibreOffice_project/30$Build-2</meta:generator>
  </office:meta>
</office:document-meta>
</file>